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6de" officeooo:paragraph-rsid="000836de"/>
    </style:style>
    <style:style style:name="P2" style:family="paragraph" style:parent-style-name="Standard">
      <style:paragraph-properties fo:text-align="start" style:justify-single-word="false"/>
      <style:text-properties officeooo:rsid="000836de" officeooo:paragraph-rsid="000836de"/>
    </style:style>
    <style:style style:name="P3" style:family="paragraph" style:parent-style-name="Standard">
      <style:paragraph-properties fo:text-align="center" style:justify-single-word="false"/>
      <style:text-properties officeooo:rsid="000836de" officeooo:paragraph-rsid="000836de"/>
    </style:style>
    <style:style style:name="P4" style:family="paragraph" style:parent-style-name="Standard">
      <style:paragraph-properties fo:text-align="start" style:justify-single-word="false"/>
      <style:text-properties officeooo:rsid="00090196" officeooo:paragraph-rsid="00090196"/>
    </style:style>
    <style:style style:name="P5" style:family="paragraph" style:parent-style-name="Standard">
      <style:paragraph-properties fo:text-align="start" style:justify-single-word="false"/>
      <style:text-properties officeooo:rsid="00090196" officeooo:paragraph-rsid="000a80bc"/>
    </style:style>
    <style:style style:name="P6" style:family="paragraph" style:parent-style-name="Standard">
      <style:paragraph-properties fo:text-align="start" style:justify-single-word="false"/>
      <style:text-properties officeooo:rsid="00090196" officeooo:paragraph-rsid="000e8758"/>
    </style:style>
    <style:style style:name="P7" style:family="paragraph" style:parent-style-name="Standard">
      <style:paragraph-properties fo:text-align="start" style:justify-single-word="false"/>
      <style:text-properties officeooo:rsid="00090196" officeooo:paragraph-rsid="001074e3"/>
    </style:style>
    <style:style style:name="P8" style:family="paragraph" style:parent-style-name="Standard">
      <style:paragraph-properties fo:text-align="start" style:justify-single-word="false"/>
      <style:text-properties officeooo:rsid="00090196" officeooo:paragraph-rsid="0011d59d"/>
    </style:style>
    <style:style style:name="P9" style:family="paragraph" style:parent-style-name="Standard">
      <style:paragraph-properties fo:text-align="start" style:justify-single-word="false"/>
      <style:text-properties officeooo:rsid="000a80bc" officeooo:paragraph-rsid="000a80bc"/>
    </style:style>
    <style:style style:name="P10" style:family="paragraph" style:parent-style-name="Standard">
      <style:paragraph-properties fo:text-align="start" style:justify-single-word="false"/>
      <style:text-properties officeooo:rsid="000c73e5" officeooo:paragraph-rsid="000c73e5"/>
    </style:style>
    <style:style style:name="P11" style:family="paragraph" style:parent-style-name="Standard">
      <style:paragraph-properties fo:text-align="start" style:justify-single-word="false"/>
      <style:text-properties officeooo:rsid="000c73e5" officeooo:paragraph-rsid="00136e90"/>
    </style:style>
    <style:style style:name="P12" style:family="paragraph" style:parent-style-name="Standard">
      <style:paragraph-properties fo:text-align="start" style:justify-single-word="false"/>
      <style:text-properties officeooo:rsid="000dc911" officeooo:paragraph-rsid="000dc911"/>
    </style:style>
    <style:style style:name="P13" style:family="paragraph" style:parent-style-name="Standard">
      <style:paragraph-properties fo:text-align="start" style:justify-single-word="false"/>
      <style:text-properties officeooo:rsid="000e8758" officeooo:paragraph-rsid="000e8758"/>
    </style:style>
    <style:style style:name="P14" style:family="paragraph" style:parent-style-name="Standard">
      <style:paragraph-properties fo:text-align="start" style:justify-single-word="false"/>
      <style:text-properties officeooo:rsid="000e8758" officeooo:paragraph-rsid="001074e3"/>
    </style:style>
    <style:style style:name="P15" style:family="paragraph" style:parent-style-name="Standard">
      <style:paragraph-properties fo:text-align="start" style:justify-single-word="false"/>
      <style:text-properties officeooo:rsid="001074e3" officeooo:paragraph-rsid="001074e3"/>
    </style:style>
    <style:style style:name="P16" style:family="paragraph" style:parent-style-name="Standard">
      <style:paragraph-properties fo:text-align="start" style:justify-single-word="false"/>
      <style:text-properties officeooo:rsid="0011d59d" officeooo:paragraph-rsid="0011d59d"/>
    </style:style>
    <style:style style:name="P17" style:family="paragraph" style:parent-style-name="Standard">
      <style:paragraph-properties fo:text-align="start" style:justify-single-word="false"/>
      <style:text-properties officeooo:rsid="0011d59d" officeooo:paragraph-rsid="00136e90"/>
    </style:style>
    <style:style style:name="P18" style:family="paragraph" style:parent-style-name="Standard">
      <style:paragraph-properties fo:text-align="start" style:justify-single-word="false"/>
      <style:text-properties officeooo:rsid="0011d59d" officeooo:paragraph-rsid="0014a580"/>
    </style:style>
    <style:style style:name="P19" style:family="paragraph" style:parent-style-name="Standard">
      <style:paragraph-properties fo:text-align="start" style:justify-single-word="false"/>
      <style:text-properties officeooo:rsid="00136e90" officeooo:paragraph-rsid="00136e90"/>
    </style:style>
    <style:style style:name="P20" style:family="paragraph" style:parent-style-name="Standard">
      <style:paragraph-properties fo:text-align="start" style:justify-single-word="false"/>
      <style:text-properties officeooo:rsid="00136e90" officeooo:paragraph-rsid="0013db32"/>
    </style:style>
    <style:style style:name="P21" style:family="paragraph" style:parent-style-name="Standard">
      <style:paragraph-properties fo:text-align="start" style:justify-single-word="false"/>
      <style:text-properties officeooo:rsid="0013db32" officeooo:paragraph-rsid="0013db32"/>
    </style:style>
    <style:style style:name="P22" style:family="paragraph" style:parent-style-name="Standard">
      <style:paragraph-properties fo:text-align="start" style:justify-single-word="false"/>
      <style:text-properties officeooo:rsid="0013db32" officeooo:paragraph-rsid="0014a580"/>
    </style:style>
    <style:style style:name="P23" style:family="paragraph" style:parent-style-name="Standard">
      <style:paragraph-properties fo:text-align="start" style:justify-single-word="false"/>
      <style:text-properties officeooo:rsid="0014a580" officeooo:paragraph-rsid="0014a580"/>
    </style:style>
    <style:style style:name="P24" style:family="paragraph" style:parent-style-name="Standard">
      <style:paragraph-properties fo:text-align="start" style:justify-single-word="false"/>
      <style:text-properties officeooo:rsid="0014a580" officeooo:paragraph-rsid="001774c6"/>
    </style:style>
    <style:style style:name="P25" style:family="paragraph" style:parent-style-name="Standard">
      <style:paragraph-properties fo:text-align="start" style:justify-single-word="false"/>
      <style:text-properties officeooo:rsid="0014a580" officeooo:paragraph-rsid="00180973"/>
    </style:style>
    <style:style style:name="P26" style:family="paragraph" style:parent-style-name="Standard">
      <style:paragraph-properties fo:text-align="start" style:justify-single-word="false"/>
      <style:text-properties officeooo:rsid="0014a580" officeooo:paragraph-rsid="0019c221"/>
    </style:style>
    <style:style style:name="P27" style:family="paragraph" style:parent-style-name="Standard">
      <style:paragraph-properties fo:text-align="start" style:justify-single-word="false"/>
      <style:text-properties officeooo:rsid="0015a2bb" officeooo:paragraph-rsid="0015a2bb"/>
    </style:style>
    <style:style style:name="P28" style:family="paragraph" style:parent-style-name="Standard">
      <style:paragraph-properties fo:text-align="start" style:justify-single-word="false"/>
      <style:text-properties officeooo:rsid="001774c6" officeooo:paragraph-rsid="001774c6"/>
    </style:style>
    <style:style style:name="P29" style:family="paragraph" style:parent-style-name="Standard">
      <style:paragraph-properties fo:text-align="start" style:justify-single-word="false"/>
      <style:text-properties officeooo:rsid="00180973" officeooo:paragraph-rsid="00180973"/>
    </style:style>
    <style:style style:name="P30" style:family="paragraph" style:parent-style-name="Standard">
      <style:paragraph-properties fo:text-align="start" style:justify-single-word="false"/>
      <style:text-properties officeooo:rsid="0019c221" officeooo:paragraph-rsid="0019c221"/>
    </style:style>
    <style:style style:name="P31" style:family="paragraph" style:parent-style-name="Standard">
      <style:paragraph-properties fo:text-align="start" style:justify-single-word="false"/>
      <style:text-properties officeooo:rsid="001a885b" officeooo:paragraph-rsid="001a885b"/>
    </style:style>
    <style:style style:name="P32" style:family="paragraph" style:parent-style-name="Standard">
      <style:paragraph-properties fo:text-align="start" style:justify-single-word="false"/>
      <style:text-properties officeooo:rsid="001a885b" officeooo:paragraph-rsid="001c135c"/>
    </style:style>
    <style:style style:name="P33" style:family="paragraph" style:parent-style-name="Standard">
      <style:text-properties officeooo:rsid="001a885b" officeooo:paragraph-rsid="001a885b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36de" officeooo:paragraph-rsid="001a885b"/>
    </style:style>
    <style:style style:name="P35" style:family="paragraph" style:parent-style-name="Standard">
      <style:paragraph-properties fo:text-align="start" style:justify-single-word="false"/>
      <style:text-properties officeooo:rsid="001774c6" officeooo:paragraph-rsid="001774c6"/>
    </style:style>
    <style:style style:name="P36" style:family="paragraph" style:parent-style-name="Standard">
      <style:paragraph-properties fo:text-align="start" style:justify-single-word="false"/>
      <style:text-properties officeooo:rsid="0019c221" officeooo:paragraph-rsid="0019c221"/>
    </style:style>
    <style:style style:name="P37" style:family="paragraph" style:parent-style-name="Standard">
      <style:paragraph-properties fo:text-align="start" style:justify-single-word="false"/>
      <style:text-properties officeooo:rsid="0011d59d" officeooo:paragraph-rsid="001d764e"/>
    </style:style>
    <style:style style:name="P38" style:family="paragraph" style:parent-style-name="Standard">
      <style:paragraph-properties fo:text-align="start" style:justify-single-word="false"/>
      <style:text-properties officeooo:rsid="0014a580" officeooo:paragraph-rsid="0014a580"/>
    </style:style>
    <style:style style:name="T1" style:family="text">
      <style:text-properties officeooo:rsid="000836de"/>
    </style:style>
    <style:style style:name="T2" style:family="text">
      <style:text-properties officeooo:rsid="00090196"/>
    </style:style>
    <style:style style:name="T3" style:family="text">
      <style:text-properties officeooo:rsid="000a80bc"/>
    </style:style>
    <style:style style:name="T4" style:family="text">
      <style:text-properties officeooo:rsid="000c73e5"/>
    </style:style>
    <style:style style:name="T5" style:family="text">
      <style:text-properties officeooo:rsid="000e8758"/>
    </style:style>
    <style:style style:name="T6" style:family="text">
      <style:text-properties officeooo:rsid="001074e3"/>
    </style:style>
    <style:style style:name="T7" style:family="text">
      <style:text-properties officeooo:rsid="0011d59d"/>
    </style:style>
    <style:style style:name="T8" style:family="text">
      <style:text-properties officeooo:rsid="00136e90"/>
    </style:style>
    <style:style style:name="T9" style:family="text">
      <style:text-properties officeooo:rsid="0014a580"/>
    </style:style>
    <style:style style:name="T10" style:family="text">
      <style:text-properties officeooo:rsid="0015a2bb"/>
    </style:style>
    <style:style style:name="T11" style:family="text">
      <style:text-properties officeooo:rsid="001a885b"/>
    </style:style>
    <style:style style:name="T12" style:family="text">
      <style:text-properties officeooo:rsid="001c135c"/>
    </style:style>
    <style:style style:name="T13" style:family="text">
      <style:text-properties officeooo:rsid="001d764e"/>
    </style:style>
    <style:style style:name="T14" style:family="text">
      <style:text-properties officeooo:rsid="001e1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er André de Souza Vieira</text:p>
      <text:p text:style-name="P1">Matrícula: 13/0039853</text:p>
      <text:p text:style-name="P33">Professor: Jan Mendonça</text:p>
      <text:p text:style-name="P34">Trabalho<text:span text:style-name="T11">1 </text:span>Métodos de Programação</text:p>
      <text:p text:style-name="P3"/>
      <text:p text:style-name="P3"/>
      <text:p text:style-name="P32">Compilação: Pra compilar o trabalho, o usuário deve caminhar até “<text:span text:style-name="T12">13_0039853_Alexander/Trabalho_1_MP_01_2017/src/</text:span>” e digitar “make”.</text:p>
      <text:p text:style-name="P31">Execução: Para executar o trabalho, o usuário deve, depois de compilado o programa, executar o comando “./testa_grafo”.</text:p>
      <text:p text:style-name="P31"/>
      <text:p text:style-name="P2">1)Nome da função, parâmetros e significado dos parâmetros. Especificação da função.</text:p>
      <text:p text:style-name="P2"/>
      <text:p text:style-name="P2">Nome: Graf cria_grafo (char *nome);</text:p>
      <text:p text:style-name="P2">Parâmetros/Significado: char *nome =&gt; char contendo o nome que vai ser dado ao grafo.</text:p>
      <text:p text:style-name="P2">Especificação: A função inicializa uma estrutura do tipo Grafo, aloca um espaço na memória para a estrutura criada, e atribui ao nome da função, o nome recebido como parâmetro.</text:p>
      <text:p text:style-name="P2"/>
      <text:p text:style-name="P2">Nome: char *retorna_nome_grafo(Graf);</text:p>
      <text:p text:style-name="P2">Parâmetros/Significado: Graf =&gt; Grafo que vamos fazer a busca do nome.</text:p>
      <text:p text:style-name="P2">Especi<text:span text:style-name="T2">ficação: A função primeiro verifica se o Grafo existe. Se ele não existir, retorna NULL e imprime mensagem informando que não existe. Caso contrário, retorna o nome do grafo recebido como parâmetro.</text:span></text:p>
      <text:p text:style-name="P2"/>
      <text:p text:style-name="P4">Nome: void destroi_grafo(Graf);</text:p>
      <text:p text:style-name="P4">Parâmetros/Significado: <text:span text:style-name="T1">Graf =&gt; Grafo que va</text:span>i ser destruído.</text:p>
      <text:p text:style-name="P4">Especificação: A função primeiro verifica se o Grafo existe. Se ele não existir, imprime mensagem informando que não existe. Caso contrário, usa a função free para destruir os componentes do grafo, e por último o grafo.</text:p>
      <text:p text:style-name="P4"/>
      <text:p text:style-name="P4">Nome: void adjacente(Graf, int x, int y);</text:p>
      <text:p text:style-name="P4">Parâmetros/Significado: <text:span text:style-name="T1">Graf =&gt; Grafo que va</text:span>mos verificar a adjacência.</text:p>
      <text:p text:style-name="P4"><text:tab/><text:tab/><text:tab/> <text:s text:c="3"/><text:span text:style-name="T3">X =&gt;Identificador do vértice base.</text:span></text:p>
      <text:p text:style-name="P4"><text:tab/><text:tab/><text:tab/> <text:s text:c="3"/><text:span text:style-name="T3">Y =&gt;Identificador do vértice que dever ser adjacente ao base.</text:span></text:p>
      <text:p text:style-name="P5">Especificação:<text:span text:style-name="T3">A função primeiro verifica se o grafo existe. Se ele não existir, imprime mensagem que os vértices não são adjacentes. Caso contrário, verifica se há uma aresta interligando os dois vértices, e imprime uma mensagem informando que os vértices são adjacentes.</text:span></text:p>
      <text:p text:style-name="P5"/>
      <text:p text:style-name="P9">Nome: struct Vertice *vizinhos(Graf, int x);</text:p>
      <text:p text:style-name="P9">Parâmetros/Significado: Graf =&gt; <text:span text:style-name="T4">Grafo que vamos fazer a análise.</text:span></text:p>
      <text:p text:style-name="P9"><text:tab/><text:tab/><text:tab/> <text:s text:c="3"/><text:span text:style-name="T4">X=&gt;Identificador do vértice base.</text:span></text:p>
      <text:p text:style-name="P10">Especificação: <text:span text:style-name="T3">A função primeiro verifica se o grafo existe. Se ele não existir, imprime mensagem </text:span>que não pode ter vizinhos no seu vértice. Caso contrário, retorna a lista dos vértices vizinhos ao vértice base.</text:p>
      <text:p text:style-name="P10"/>
      <text:p text:style-name="P12">Nome: void adiciona_vertice(Graf, int x);</text:p>
      <text:p text:style-name="P12">Parâmetros/Significado: Graf =&gt; Grafo que vamos adicionar um vértice.</text:p>
      <text:p text:style-name="P12"><text:tab/><text:tab/><text:tab/> <text:s text:c="3"/>X =&gt; Inteiro identificador do vértice que queremos inserir no grafo.</text:p>
      <text:p text:style-name="P12">Especificação: A função verifica se o grafo existe. Se ele não existir, imprime mensagem orientando a criar um grafo antes de tentar adicionar um vértice. Caso contrário, adiciona o vértice passado como parâmetro pra função, ao grafo.</text:p>
      <text:p text:style-name="P12"/>
      <text:p text:style-name="P12"><text:soft-page-break/>Nome: void remove_vertice(Graf, int x);</text:p>
      <text:p text:style-name="P12">Parâmetros/Significado: Graf =&gt; Grafo que vamos remover um vértice.</text:p>
      <text:p text:style-name="P12"><text:tab/><text:tab/><text:tab/> <text:s text:c="3"/>X =&gt; Inteiro identificador do vértice que queremos retirar.</text:p>
      <text:p text:style-name="P12">Especificação: A função <text:span text:style-name="T5">primeiro verifica se x é um vértice do grafo. Se não for, ela não faz nada. Caso contrário, retire o vértice.</text:span></text:p>
      <text:p text:style-name="P12"/>
      <text:p text:style-name="P13">Nome:void adiciona_aresta(Graf, int x, int y);</text:p>
      <text:p text:style-name="P13">Parâmetros/Significado:<text:span text:style-name="T1">Graf =&gt; Grafo que vamos </text:span>adicionar a aresta<text:span text:style-name="T1">.</text:span></text:p>
      <text:p text:style-name="P6"><text:tab/><text:tab/><text:tab/> <text:s text:c="3"/><text:span text:style-name="T3">X =&gt;Identificador do vértice base da aresta.</text:span></text:p>
      <text:p text:style-name="P6"><text:tab/><text:tab/><text:tab/> <text:s text:c="3"/><text:span text:style-name="T3">Y =&gt;Identificador do vértice que vai ser o destino da aresta.</text:span></text:p>
      <text:p text:style-name="P13">Especificação: <text:span text:style-name="T6">A função primeiro verifica se x e y são vértices do grafo. Se algum dos dois não for, imprime mensagem dizendo que algum dos dois não é vértice do grafo. Caso contrário, adiciona a aresta 1 nos vértices correspondentes.</text:span></text:p>
      <text:p text:style-name="P13"/>
      <text:p text:style-name="P15"><text:span text:style-name="T7">Nome: </text:span>void remove_aresta(Graf, int x, int y);</text:p>
      <text:p text:style-name="P14">Parâmetros/Significado:<text:span text:style-name="T1">Graf =&gt; Grafo que vamos remove</text:span>r a aresta<text:span text:style-name="T1">.</text:span></text:p>
      <text:p text:style-name="P7"><text:tab/><text:tab/><text:tab/> <text:s text:c="3"/><text:span text:style-name="T3">X =&gt;Identificador do vértice base da aresta.</text:span></text:p>
      <text:p text:style-name="P7"><text:tab/><text:tab/><text:tab/> <text:s text:c="3"/><text:span text:style-name="T3">Y =&gt;Identificador do vértice destino da aresta.</text:span></text:p>
      <text:p text:style-name="P16">Especificação: <text:span text:style-name="T6">A função primeiro verifica se x e y são vértices do grafo. Se algum dos dois não for, imprime mensagem dizendo que algum dos dois não é vértice do grafo. Caso contrário, </text:span>zera o valor da aresta correspondente aos vértices.</text:p>
      <text:p text:style-name="P16"/>
      <text:p text:style-name="P16">Nome: float retorna_valor_vertice(Graf, int x);</text:p>
      <text:p text:style-name="P16">Parâmetros/Significado: <text:span text:style-name="T1">Graf =&gt; Grafo que vamos </text:span>obter o valor do vértice.</text:p>
      <text:p text:style-name="P8"><text:tab/><text:tab/><text:tab/> <text:s text:c="3"/><text:span text:style-name="T3">X =&gt;Identificador do vértice que queremos saber o valor.</text:span></text:p>
      <text:p text:style-name="P16">Especificação: A função primeiro verifica se x é um vértice do grafo. Se não for, imprime mensagem de erro dizendo que não é vértice do grafo, e retorna -1. Caso contrário, retorna o valor do vértice.</text:p>
      <text:p text:style-name="P16"/>
      <text:p text:style-name="P16">Nome:void muda_valor_vertice(Graf, int x, int val); </text:p>
      <text:p text:style-name="P16">Parâmetros/Significado:<text:span text:style-name="T1">Graf =&gt; Grafo que vamos </text:span>alterar o valor do vértice.</text:p>
      <text:p text:style-name="P8"><text:tab/><text:tab/><text:tab/> <text:s text:c="3"/><text:span text:style-name="T3">X =&gt;Identificador do vértice que vamos alterar o valor.</text:span></text:p>
      <text:p text:style-name="P8"><text:tab/><text:tab/><text:tab/> <text:s text:c="3"/><text:span text:style-name="T7">Val =&gt; Valor que vamos colocar no vértice.</text:span></text:p>
      <text:p text:style-name="P16">Especificação:A função primeiro verifica se x é um vértice do grafo. Se não for, imprime mensagem de erro dizendo que não é vértice do grafo, e retorna -1. Caso contrário, muda o valor do vértice para o novo valor.</text:p>
      <text:p text:style-name="P16"/>
      <text:p text:style-name="P16">Nome: float retorna_valor_aresta(Graf, int x, int y); </text:p>
      <text:p text:style-name="P16">Parâmetros/Significado:<text:span text:style-name="T1">Graf =&gt; Grafo que vamos </text:span>obter o valor da aresta.</text:p>
      <text:p text:style-name="P8"><text:tab/><text:tab/><text:tab/> <text:s text:c="3"/><text:span text:style-name="T3">X =&gt;Identificador do vértice base.</text:span></text:p>
      <text:p text:style-name="P8"><text:tab/><text:tab/><text:tab/> <text:s text:c="3"/><text:span text:style-name="T7">Y =&gt; Identificador do vértice destino da aresta.</text:span></text:p>
      <text:p text:style-name="P16">Especificação:A função primeiro verifica se x e y são vértices do grafo. Se algum dos dois não for, imprime mensagem de erro dizendo que algum dos dois não é vértice do grafo, e retorna -1. Caso contrário, retorna o valor da aresta que está entre os vértices.</text:p>
      <text:p text:style-name="P16"/>
      <text:p text:style-name="P16">Nome: void muda_valor_aresta(Graf, int x, int y, int val);</text:p>
      <text:p text:style-name="P16">Parâmetros/Significado:<text:span text:style-name="T1">Graf =&gt; Grafo que vamos </text:span>obter o valor da aresta.</text:p>
      <text:p text:style-name="P8"><text:tab/><text:tab/><text:tab/> <text:s text:c="3"/><text:span text:style-name="T3">X =&gt;Identificador do vértice base.</text:span></text:p>
      <text:p text:style-name="P8"><text:tab/><text:tab/><text:tab/> <text:s text:c="3"/><text:span text:style-name="T7">Y =&gt; Identificador do vértice destino da aresta.</text:span></text:p>
      <text:p text:style-name="P8"><text:tab/><text:tab/><text:tab/> <text:s text:c="3"/><text:span text:style-name="T7">Val =&gt; Valor que vamos colocar na aresta.</text:span></text:p>
      <text:p text:style-name="P37">Especificação:A função primeiro verifica se x e y são vértices do grafo. Se algum dos dois não for, imprime mensagem de erro dizendo que algum dos dois não é vértice do grafo, e retorna -1. Caso</text:p>
      <text:p text:style-name="P37"><text:soft-page-break/>contrário, atribui o novo valor ao valor da aresta que está entre os vértices.</text:p>
      <text:p text:style-name="P16"/>
      <text:p text:style-name="P16">Nome:void visualiza_grafo(Graf g); </text:p>
      <text:p text:style-name="P16">Parâmetros/Significado: Graf g=&gt; Grafo g que será disponibilizado para o usuário.</text:p>
      <text:p text:style-name="P11">Especificação: A função primeiro verifica se o grafo existe. Se ele não existir, imprime mensagem dizendo que o grafo não existe. Caso contrário, printa na tela o grafo, seus vértices e suas arestas.</text:p>
      <text:p text:style-name="P16"/>
      <text:p text:style-name="P17"><text:span text:style-name="T8">Nome:</text:span>int posicao_do_vertice(Graf xis, int <text:span text:style-name="T8">aux_vert</text:span>); </text:p>
      <text:p text:style-name="P19">Parâmetros/Significado: Graf xis =&gt; grafo que queremos saber a posição do vértice.</text:p>
      <text:p text:style-name="P19"><text:tab/><text:tab/><text:tab/> <text:s text:c="3"/>aux_vert =&gt; vértice cujo o qual queremos descobrir a posição.</text:p>
      <text:p text:style-name="P20">Especificação: <text:span text:style-name="T4">A função primeiro verifica se o grafo existe. Se ele não existir, imprime mensagem dizendo que o grafo não existe e retorna -1. Caso contrário, retorna a posição do vértice.</text:span></text:p>
      <text:p text:style-name="P20"/>
      <text:p text:style-name="P18"><text:span text:style-name="T9">Nome: </text:span>float **estrut_matriz_alocacao(float **estr_mat, int componente);</text:p>
      <text:p text:style-name="P22">Parâmetros/Significado: <text:s/><text:span text:style-name="T7">estr_mat </text:span>=&gt;estrutura float para representar a matriz</text:p>
      <text:p text:style-name="P22"><text:tab/><text:tab/><text:tab/> <text:s text:c="4"/>componente =&gt; componentes da matriz;</text:p>
      <text:p text:style-name="P23">Especificação: <text:span text:style-name="T4">A função primeiro verifica se </text:span>a estrutura já existe<text:span text:style-name="T4">. Se el</text:span>a<text:span text:style-name="T4"> não existir, </text:span>re<text:span text:style-name="T4">torna -1. </text:span>Caso contrário, aloca as linhas e os vértices da matriz.</text:p>
      <text:p text:style-name="P21"/>
      <text:p text:style-name="P21">Nome:<text:span text:style-name="T7">float **estrut_matriz_realocacao(float **estr_mat, int componente); </text:span></text:p>
      <text:p text:style-name="P21">Parâmetros/Significado: <text:s/><text:span text:style-name="T7">estr_mat </text:span>=&gt;estrutura float para representar a matriz</text:p>
      <text:p text:style-name="P21"><text:tab/><text:tab/><text:tab/> <text:s text:c="4"/>componente =&gt; componentes da matriz;</text:p>
      <text:p text:style-name="P23">Especificação: <text:span text:style-name="T4">A função primeiro verifica se </text:span>a estrutura já existe<text:span text:style-name="T4">. Se el</text:span>a<text:span text:style-name="T4"> não existir, </text:span>re<text:span text:style-name="T4">torna -1. </text:span>Caso contrário, realoca as linhas e os vértices da matriz para uma nova matriz.</text:p>
      <text:p text:style-name="P23"/>
      <text:p text:style-name="P23">2) Para cada um dos testes em cada função : Nome de cada teste, O que vai ser testado, Qual deve a ser a entrada , Qual deve ser a saída, Qual é o critério para passar no teste e Se a sua função efetivamente passou no teste ou não.</text:p>
      <text:p text:style-name="P23"/>
      <text:p text:style-name="P27">Teste1:cria_grafo(char *nome)</text:p>
      <text:p text:style-name="P27"><text:tab/>-Vai ser testado a criação do grafo.</text:p>
      <text:p text:style-name="P27"><text:tab/>-A entrada deve ser o nome que quero atribuir ao grafo.</text:p>
      <text:p text:style-name="P27"><text:tab/>-A saída vai ser a estrutura Graf criada.</text:p>
      <text:p text:style-name="P27"><text:tab/>-O critério para passar no teste é a estrutura ser criada.</text:p>
      <text:p text:style-name="P27"><text:tab/>- A função passou efetivamente no teste.</text:p>
      <text:p text:style-name="P27"><text:s/></text:p>
      <text:p text:style-name="P27">Teste2:retorna_nome_grafo(Graf)</text:p>
      <text:p text:style-name="P27"><text:tab/>-Vai ser testado se vamos obter o nome do grafo.</text:p>
      <text:p text:style-name="P27"><text:tab/>-A entrada deve ser a estrutura grafo a qual desejamos saber o nome.</text:p>
      <text:p text:style-name="P27"><text:tab/>-A saída vai ser o nome do grafo.</text:p>
      <text:p text:style-name="P27"><text:tab/>-O critério para passar no teste é retornar o nome se o mesmo tiver, ou reportar mensagem de erro se o grafo for NULL.</text:p>
      <text:p text:style-name="P27"><text:tab/>-A função passou efetivamente no teste.</text:p>
      <text:p text:style-name="P27"/>
      <text:p text:style-name="P27">Teste3:adiciona_vertice(Graf, int x)</text:p>
      <text:p text:style-name="P23"><text:tab/>-<text:span text:style-name="T10">Vai ser testado se conseguimos adicionar um vértice ao grafo.</text:span></text:p>
      <text:p text:style-name="P23"><text:tab/>-<text:span text:style-name="T10">A entrada deve ser a estrutura grafo e o valor do vértice.</text:span></text:p>
      <text:p text:style-name="P23"><text:tab/>-<text:span text:style-name="T10">A saída vai ser o vértice inserido no grafo.</text:span></text:p>
      <text:p text:style-name="P23"><text:tab/>-<text:span text:style-name="T10">O critério para passar no teste é que o grafo seja diferente de zero, e que adicione o vértice.</text:span></text:p>
      <text:p text:style-name="P24"><text:tab/>-<text:span text:style-name="T10">A função passou efetivamente no teste.</text:span></text:p>
      <text:p text:style-name="P24"/>
      <text:p text:style-name="P28"/>
      <text:p text:style-name="P28"><text:soft-page-break/>Teste 4:remove_vertice(Graf, int x)</text:p>
      <text:p text:style-name="P24"><text:tab/>-<text:span text:style-name="T10">Vai ser testado se conseguimos retirar um vértice do grafo.</text:span></text:p>
      <text:p text:style-name="P24"><text:tab/>-<text:span text:style-name="T10">A entrada deve ser a estrutura grafo e o valor do vértice que quer que seja retirado.</text:span></text:p>
      <text:p text:style-name="P24"><text:tab/>-<text:span text:style-name="T10">A saída vai ser o grafo sem o vértice que foi retirado.</text:span></text:p>
      <text:p text:style-name="P24"><text:tab/>-<text:span text:style-name="T10">O critério para passar no teste é que remova o vértice.</text:span></text:p>
      <text:p text:style-name="P24"><text:tab/>-<text:span text:style-name="T10">A função passou efetivamente no teste.</text:span></text:p>
      <text:p text:style-name="P24"/>
      <text:p text:style-name="P28">Teste 5:adiciona_aresta(Graf, int x, int y)</text:p>
      <text:p text:style-name="P24"><text:tab/>-<text:span text:style-name="T10">Vai ser testado se conseguimos adicionar uma aresta ao grafo.</text:span></text:p>
      <text:p text:style-name="P24"><text:tab/>-<text:span text:style-name="T10">A entrada deve ser a estrutura grafo e o valor x e y.</text:span></text:p>
      <text:p text:style-name="P24"><text:tab/>-<text:span text:style-name="T10">A saída vai ser a aresta inserida no grafo.</text:span></text:p>
      <text:p text:style-name="P24"><text:tab/>-<text:span text:style-name="T10">O critério para passar no teste é que adicione a aresta.</text:span></text:p>
      <text:p text:style-name="P24"><text:tab/>-<text:span text:style-name="T10">A função passou efetivamente no teste.</text:span></text:p>
      <text:p text:style-name="P24"/>
      <text:p text:style-name="P29">Teste 6:remove_aresta(Graf, int x, int y)</text:p>
      <text:p text:style-name="P25"><text:tab/>-<text:span text:style-name="T10">Vai ser testado se conseguimos retirar uma aresta do grafo.</text:span></text:p>
      <text:p text:style-name="P25"><text:tab/>-<text:span text:style-name="T10">A entrada deve ser a estrutura grafo e o valor x e y.</text:span></text:p>
      <text:p text:style-name="P25"><text:tab/>-<text:span text:style-name="T10">A saída vai ser o grafo sem a aresta que foi retirada.</text:span></text:p>
      <text:p text:style-name="P25"><text:tab/>-<text:span text:style-name="T10">O critério para passar no teste é que remova a aresta.</text:span></text:p>
      <text:p text:style-name="P25"><text:tab/>-<text:span text:style-name="T10">A função não passou efetivamente no teste, pois quando fazemos o teste para retirar arestas que não estão inseridas/não existem no grafo, dá segmentation fault no programa.</text:span></text:p>
      <text:p text:style-name="P25"/>
      <text:p text:style-name="P29">Teste 7:muda_valor_vertice(Graf, int x, int val)</text:p>
      <text:p text:style-name="P25"><text:tab/>-<text:span text:style-name="T10">Vai ser testado se conseguimos mudar o valor de um vértice.</text:span></text:p>
      <text:p text:style-name="P25"><text:tab/>-<text:span text:style-name="T10">A entrada deve ser a estrutura grafo e o valor x e val.</text:span></text:p>
      <text:p text:style-name="P25"><text:tab/>-<text:span text:style-name="T10">A saída vai ser o grafo com o valor do vértice atualizado.</text:span></text:p>
      <text:p text:style-name="P25"><text:tab/>-<text:span text:style-name="T10">O critério para passar no teste é mudar o valor do vértice.</text:span></text:p>
      <text:p text:style-name="P25"><text:tab/>-<text:span text:style-name="T10">A função passou efetivamente no teste.</text:span></text:p>
      <text:p text:style-name="P25"/>
      <text:p text:style-name="P29">Teste 8:muda_valor_aresta(Graf, int x, int y, int val)</text:p>
      <text:p text:style-name="P25"><text:tab/>-<text:span text:style-name="T10">Vai ser testado se conseguimos mudar o valor de uma aresta.</text:span></text:p>
      <text:p text:style-name="P25"><text:tab/>-<text:span text:style-name="T10">A entrada deve ser a estrutura grafo e o valor x, y e val.</text:span></text:p>
      <text:p text:style-name="P25"><text:tab/>-<text:span text:style-name="T10">A saída vai ser o grafo com o valor da aresta atualizado.</text:span></text:p>
      <text:p text:style-name="P25"><text:tab/>-<text:span text:style-name="T10">O critério para passar no teste é mudar o valor da aresta.</text:span></text:p>
      <text:p text:style-name="P25"><text:tab/>-<text:span text:style-name="T10">A função passou efetivamente no teste.</text:span></text:p>
      <text:p text:style-name="P25"/>
      <text:p text:style-name="P29">Teste 9:retorna_valor_vertice(Graf, int x)</text:p>
      <text:p text:style-name="P25"><text:tab/>-<text:span text:style-name="T10">Vai ser testado se conseguimos obter o valor de um vértice.</text:span></text:p>
      <text:p text:style-name="P25"><text:tab/>-<text:span text:style-name="T10">A entrada deve ser a estrutura grafo e o valor x.</text:span></text:p>
      <text:p text:style-name="P25"><text:tab/>-<text:span text:style-name="T10">A saída vai ser o valor do vértice solicitado.</text:span></text:p>
      <text:p text:style-name="P25"><text:tab/>-<text:span text:style-name="T10">O critério para passar no teste é retornar o valor do vértice.</text:span></text:p>
      <text:p text:style-name="P25"><text:tab/>-<text:span text:style-name="T10">A função passou efetivamente no teste.</text:span></text:p>
      <text:p text:style-name="P25"/>
      <text:p text:style-name="P29">Teste 10:retorna_valor_aresta(Graf, int x, int y)</text:p>
      <text:p text:style-name="P25"><text:tab/>-<text:span text:style-name="T10">Vai ser testado se conseguimos obter o valor de uma <text:s/>aresta.</text:span></text:p>
      <text:p text:style-name="P25"><text:tab/>-<text:span text:style-name="T10">A entrada deve ser a estrutura grafo, o valor x e y.</text:span></text:p>
      <text:p text:style-name="P25"><text:tab/>-<text:span text:style-name="T10">A saída vai ser o valor da aresta solicitado.</text:span></text:p>
      <text:p text:style-name="P25"><text:tab/>-<text:span text:style-name="T10">O critério para passar no teste é retornar o valor do vértice.</text:span></text:p>
      <text:p text:style-name="P25"><text:tab/>-<text:span text:style-name="T10">A função passou efetivamente no teste.</text:span></text:p>
      <text:p text:style-name="P24"/>
      <text:p text:style-name="P30"/>
      <text:p text:style-name="P30"/>
      <text:p text:style-name="P30"><text:soft-page-break/>Teste 11:adjacente(Graf, int x, int y)</text:p>
      <text:p text:style-name="P26"><text:tab/>-<text:span text:style-name="T10">Vai ser testado se x e y são adjacentes no grafo.</text:span></text:p>
      <text:p text:style-name="P26"><text:tab/>-<text:span text:style-name="T10">A entrada deve ser a estrutura grafo, o valor x e y.</text:span></text:p>
      <text:p text:style-name="P26"><text:tab/>-<text:span text:style-name="T10">A saída vai ser a resposta se são adjacentes ou não.</text:span></text:p>
      <text:p text:style-name="P26"><text:tab/>-<text:span text:style-name="T10">O critério para passar no teste é dizer se x e y são ou não adjacentes.</text:span></text:p>
      <text:p text:style-name="P26"><text:tab/>-<text:span text:style-name="T10">A função passou efetivamente no teste.</text:span></text:p>
      <text:p text:style-name="P26"/>
      <text:p text:style-name="P30"/>
      <text:p text:style-name="P30"/>
      <text:p text:style-name="P30">Teste 12:Vertice *vizinhos(Graf, int x)</text:p>
      <text:p text:style-name="P26"><text:tab/>-<text:span text:style-name="T10">Vai ser testado se vai gerar uma lista dos vértices que podem ser visitados a partir de x.</text:span></text:p>
      <text:p text:style-name="P26"><text:tab/>-<text:span text:style-name="T10">A entrada deve ser a estrutura grafo e o valor x.</text:span></text:p>
      <text:p text:style-name="P26"><text:tab/>-<text:span text:style-name="T10">A saída vai ser uma lista dos vértices que podem ser visitados a partir de x .</text:span></text:p>
      <text:p text:style-name="P26"><text:tab/>-<text:span text:style-name="T10">O critério para passar no teste é gerar a lista.</text:span></text:p>
      <text:p text:style-name="P26"><text:tab/>-<text:span text:style-name="T10">A função passou efetivamente no teste.</text:span></text:p>
      <text:p text:style-name="P26"/>
      <text:p text:style-name="P30">Teste 13:destroi_grafo(Graf)</text:p>
      <text:p text:style-name="P26"><text:tab/>-<text:span text:style-name="T10">Vai ser testado se vai destruir/excluir o grafo.</text:span></text:p>
      <text:p text:style-name="P26"><text:tab/>-<text:span text:style-name="T10">A entrada deve ser a estrutura grafo.</text:span></text:p>
      <text:p text:style-name="P26"><text:tab/>-<text:span text:style-name="T10">A saída vai ser todos os campos que eram ocupados pelo grafo como NULL agora.</text:span></text:p>
      <text:p text:style-name="P26"><text:tab/>-<text:span text:style-name="T10">O critério para passar no teste é apagar o grafo.</text:span></text:p>
      <text:p text:style-name="P26"><text:tab/>-<text:span text:style-name="T10">A função passou efetivamente no teste.</text:span></text:p>
      <text:p text:style-name="P26"/>
      <text:p text:style-name="P26"/>
      <text:p text:style-name="P23">3) Responda em que casos a função não retorna um resultado válido.</text:p>
      <text:p text:style-name="P23">3.1) Existem funções que podem corromper a estrutura de dados? Como?</text:p>
      <text:p text:style-name="P23"><text:tab/><text:span text:style-name="T13">Sim, na função destroi_grafo por exemplo, pois vamos destruir um grafo o qual tínhamos alocado um espaço de memória para ele, e se não liberarmos espaço na memória, pode ocorrer um estouro de memória.</text:span></text:p>
      <text:p text:style-name="P23"><text:tab/><text:span text:style-name="T14">Outro caso que pode corromper a estrutura de dados é na função remove_aresta, quando tentamos remover uma aresta inexistente, o programa apresenta uma falha de segmentação.</text:span></text:p>
      <text:p text:style-name="P23"/>
      <text:p text:style-name="P23">3.2) O que pode ser feito para evitar este problema</text:p>
      <text:p text:style-name="P23"><text:tab/><text:span text:style-name="T13">Na função destroi_grafo devemos dar um free() nos componentes do grafo e na estrutura do grafo.</text:span></text:p>
      <text:p text:style-name="P23"><text:tab/><text:span text:style-name="T14">Na função remove_aresta, não pude identificar uma maneira de resolver esse problema, e então deixei essa parte do teste coment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49:19.538969082</meta:creation-date>
    <dc:date>2017-04-08T11:38:35.951891480</dc:date>
    <meta:editing-duration>PT8H39M12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5" meta:paragraph-count="166" meta:word-count="2020" meta:character-count="12415" meta:non-whitespace-character-count="10340"/>
  </office:meta>
</office:document-meta>
</file>